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morant Garamond" svg:font-family="'Cormorant Garamond'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ekton" svg:font-family="Lekto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34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4.129cm"/>
    </style:style>
    <style:style style:name="co4" style:family="table-column">
      <style:table-column-properties fo:break-before="auto" style:column-width="8.9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ekton" fo:font-size="12pt" style:font-size-asian="12pt" style:font-size-complex="12pt"/>
    </style:style>
    <style:style style:name="ce3" style:family="table-cell" style:parent-style-name="Default">
      <style:text-properties style:font-name="Nimbus Sans" fo:font-size="12pt" style:font-size-asian="12pt" style:font-size-complex="12pt"/>
    </style:style>
  </office:automatic-styles>
  <office:body>
    <office:spreadsheet>
      <table:table table:name="front_ba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Nombre (omitiendo el SG)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Descripción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ainWindow_closeEvent</text:p>
          </table:table-cell>
          <table:table-cell office:value-type="string" calcext:value-type="string">
            <text:p>MainWindow</text:p>
          </table:table-cell>
          <table:table-cell office:value-type="string" calcext:value-type="string">
            <text:p>QRect</text:p>
          </table:table-cell>
          <table:table-cell office:value-type="string" calcext:value-type="string">
            <text:p>Activada cuando la ventana principal es cerrada, envia el `Qrect` de la ventan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wClassDialog_search</text:p>
          </table:table-cell>
          <table:table-cell office:value-type="string" calcext:value-type="string">
            <text:p>NewClassDialog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vada desde la creación de un nuevo curso, envia el patrón de búsqued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rsesView_delete</text:p>
          </table:table-cell>
          <table:table-cell office:value-type="string" calcext:value-type="string">
            <text:p>CoursesView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Activada tras la confirmación del usuario para eliminar un curso, envía el NRC identificado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wClassDialog_create</text:p>
          </table:table-cell>
          <table:table-cell office:value-type="string" calcext:value-type="string">
            <text:p>NewClassDialog</text:p>
          </table:table-cell>
          <table:table-cell office:value-type="string" calcext:value-type="string">
            <text:p>int, str, str</text:p>
          </table:table-cell>
          <table:table-cell office:value-type="string" calcext:value-type="string">
            <text:p>Envía el index del curso en la lista de búsqueda, el alias, y el colo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rsesview_showSingleClass</text:p>
          </table:table-cell>
          <table:table-cell office:value-type="string" calcext:value-type="string">
            <text:p>AllClassesView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Un mostrador de curso en la vista general es clicado, envía el identificador del curso a mostra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ingleClass_start_timer</text:p>
          </table:table-cell>
          <table:table-cell office:value-type="string" calcext:value-type="string">
            <text:p>SingleClassView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Inicia una sesión de estudio para el curso de NR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ingleClass_stop_timer</text:p>
          </table:table-cell>
          <table:table-cell office:value-type="string" calcext:value-type="string">
            <text:p>SingleClassView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Detiene la sesión en curso para el curso NRC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ack_front" table:style-name="ta1">
        <table:table-column table:style-name="co1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Nombre (omitiendo el SG)</text:p>
          </table:table-cell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Descripción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update_course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nvia lista de diccionarios de curso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eb_search_resul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nvia lista con informacion de resultado de búsqued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how_SingleClassView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Manda a mostrar la vista general, envia diccionario con curso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indow_setting</text:p>
          </table:table-cell>
          <table:table-cell office:value-type="string" calcext:value-type="string">
            <text:p>QRect</text:p>
          </table:table-cell>
          <table:table-cell office:value-type="string" calcext:value-type="string">
            <text:p>Envia las dimensiones para ser cargadas por la ventana principa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how_main_wind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nda a mostrar la ventana principa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ished_load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dica que termina de cargar (para desactivar el splash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_time_infobox</text:p>
          </table:table-cell>
          <table:table-cell office:value-type="string" calcext:value-type="string">
            <text:p>int, list</text:p>
          </table:table-cell>
          <table:table-cell office:value-type="string" calcext:value-type="string">
            <text:p>Manda a actualizar la lista de tiempos, indica el tipo de actualización y la lista de tiempos (cuando corresponda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_SingleClassView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Manda a actualizar la vista de clase singular, manda el diccionario del curs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_dedication_piechart</text:p>
          </table:table-cell>
          <table:table-cell office:value-type="string" calcext:value-type="string">
            <text:p>list, list</text:p>
          </table:table-cell>
          <table:table-cell office:value-type="string" calcext:value-type="string">
            <text:p>Manda a recrear al gráfico piechart, envia la lista de porcentajes y los colores</text:p>
          </table:table-cell>
          <table:table-cell table:number-columns-repeated="16380"/>
        </table:table-row>
        <table:table-row table:style-name="ro2" table:number-rows-repeated="1048565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morant Garamond" svg:font-family="'Cormorant Garamond'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ekton" svg:font-family="Lekto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9T22:11:36.538547943</dc:date>
    <meta:editing-duration>PT1H33M29S</meta:editing-duration>
    <meta:editing-cycles>2</meta:editing-cycles>
    <meta:generator>LibreOffice/7.4.7.2$Linux_X86_64 LibreOffice_project/40$Build-2</meta:generator>
    <meta:document-statistic meta:table-count="2" meta:cell-count="62" meta:object-count="0"/>
  </office:meta>
</office:document-meta>
</file>